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0146d0" officeooo:paragraph-rsid="000146d0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E <text:tab/>WHEN <text:s/>"sumpop_rea" &lt; 1 THEN 0</text:p>
      <text:p text:style-name="P1"><text:tab/><text:tab/>WHEN <text:s/>"sumpop_rea" &lt; q1( <text:s/>"sumpop_rea" ) AND "sumpop_rea" &gt; 1 THEN 1</text:p>
      <text:p text:style-name="P1"><text:tab/><text:tab/>WHEN "sumpop_rea" &gt; q1( <text:s/>"sumpop_rea" ) <text:s/>AND <text:s/>"sumpop_rea" &lt; median( <text:s/>"sumpop_rea" ) THEN 2</text:p>
      <text:p text:style-name="P1"><text:tab/><text:tab/>WHEN "sumpop_rea" &gt; median( <text:s/>"sumpop_rea" ) <text:s/>AND <text:s/>"sumpop_rea" &lt; q3( <text:s/>"sumpop_rea" ) THEN 3</text:p>
      <text:p text:style-name="P1"><text:tab/><text:tab/>WHEN "sumpop_rea" &gt; q3( <text:s/>"sumpop_rea" ) THEN 4</text:p>
      <text:p text:style-name="P1"/>
      <text:p text:style-name="P1"><text:s/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3:25:18.161645428</meta:creation-date>
    <dc:date>2019-02-03T13:25:53.058186102</dc:date>
    <meta:editing-duration>PT37S</meta:editing-duration>
    <meta:editing-cycles>1</meta:editing-cycles>
    <meta:document-statistic meta:table-count="0" meta:image-count="0" meta:object-count="0" meta:page-count="1" meta:paragraph-count="6" meta:word-count="56" meta:character-count="343" meta:non-whitespace-character-count="271"/>
    <meta:generator>LibreOffice/5.1.6.2$Linux_X86_64 LibreOffice_project/10m0$Build-2</meta:generator>
  </office:meta>
</office:document-meta>
</file>